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9000003F79B87072071A3D920.png" manifest:media-type="image/png"/>
  <manifest:file-entry manifest:full-path="Pictures/10000201000007380000041225CEB8856EA64A79.png" manifest:media-type="image/png"/>
  <manifest:file-entry manifest:full-path="Pictures/10000201000007390000040726B021C7ADE73FA5.png" manifest:media-type="image/png"/>
  <manifest:file-entry manifest:full-path="Pictures/10000201000007370000040509C67A627A50F7F1.png" manifest:media-type="image/png"/>
  <manifest:file-entry manifest:full-path="Pictures/10000000000006170000058336A0ED530DB7A8B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e01" officeooo:paragraph-rsid="0017ee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527cm" svg:y="-0.956cm" svg:width="13.427cm" svg:height="12.151cm" draw:z-index="0"><draw:image xlink:href="Pictures/10000000000006170000058336A0ED530DB7A8B6.jpg" xlink:type="simple" xlink:show="embed" xlink:actuate="onLoad" loext:mime-type="image/jpe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sciloscopio</text:p>
      <text:p text:style-name="P1"><draw:frame draw:style-name="fr2" draw:name="Imagen2" text:anchor-type="char" svg:x="0.711cm" svg:y="0.374cm" svg:width="15.864cm" svg:height="8.837cm" draw:z-index="1"><draw:image xlink:href="Pictures/10000201000007370000040509C67A627A50F7F1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n3" text:anchor-type="char" svg:width="16.475cm" svg:height="9.186cm" draw:z-index="2"><draw:image xlink:href="Pictures/10000201000007390000040726B021C7ADE73FA5.png" xlink:type="simple" xlink:show="embed" xlink:actuate="onLoad" loext:mime-type="image/png"/></draw:frame></text:p>
      <text:p text:style-name="P1"/>
      <text:p text:style-name="P1"/>
      <text:p text:style-name="P1">Anal<draw:frame draw:style-name="fr2" draw:name="Imagen4" text:anchor-type="char" svg:x="0.78cm" svg:y="0.974cm" svg:width="16.03cm" svg:height="9.038cm" draw:z-index="3"><draw:image xlink:href="Pictures/10000201000007380000041225CEB8856EA64A79.png" xlink:type="simple" xlink:show="embed" xlink:actuate="onLoad" loext:mime-type="image/png"/></draw:frame>izador de espectro</text:p>
      <text:p text:style-name="P1"/>
      <text:p text:style-name="P1"/>
      <text:p text:style-name="P1"/>
      <text:p text:style-name="P1"/>
      <text:p text:style-name="P1"><draw:frame draw:style-name="fr1" draw:name="Imagen5" text:anchor-type="char" svg:width="16.337cm" svg:height="8.968cm" draw:z-index="4"><draw:image xlink:href="Pictures/1000020100000739000003F79B87072071A3D92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25:41.615383760</meta:creation-date>
    <dc:date>2023-01-18T11:32:33.603286282</dc:date>
    <meta:editing-duration>PT6M52S</meta:editing-duration>
    <meta:editing-cycles>1</meta:editing-cycles>
    <meta:document-statistic meta:table-count="0" meta:image-count="5" meta:object-count="0" meta:page-count="3" meta:paragraph-count="2" meta:word-count="4" meta:character-count="34" meta:non-whitespace-character-count="32"/>
    <meta:generator>LibreOffice/6.4.7.2$Linux_X86_64 LibreOffice_project/40$Build-2</meta:generator>
  </office:meta>
</office:document-meta>
</file>